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맑은 고딕" svg:font-family="'맑은 고딕'" style:font-family-generic="modern"/>
    <style:font-face style:name="F" svg:font-family="" style:font-family-generic="roman"/>
    <style:font-face style:name="Arial" svg:font-family="Arial" style:font-family-generic="swiss"/>
    <style:font-face style:name="DejaVu Math TeX Gyre" svg:font-family="'DejaVu Math TeX Gyre'" style:font-pitch="variable"/>
    <style:font-face style:name="Lohit Devanagari" svg:font-family="'Lohit Devanagari'" style:font-pitch="variable"/>
    <style:font-face style:name="나눔바른고딕" svg:font-family="나눔바른고딕" style:font-adornments="Bold" style:font-pitch="variable"/>
    <style:font-face style:name="가는각진제목체" svg:font-family="가는각진제목체" style:font-family-generic="roman" style:font-pitch="variable"/>
    <style:font-face style:name="굴림체" svg:font-family="굴림체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48.82mm"/>
    </style:style>
    <style:style style:name="co3" style:family="table-column">
      <style:table-column-properties fo:break-before="auto" style:column-width="79.36mm"/>
    </style:style>
    <style:style style:name="co4" style:family="table-column">
      <style:table-column-properties fo:break-before="auto" style:column-width="113.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false"/>
    </style:style>
    <style:style style:name="ro2" style:family="table-row">
      <style:table-row-properties style:row-height="11.57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de9d9"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나눔바른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나눔바른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weight-asian="normal" style:font-name-complex="굴림체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나눔바른고딕" fo:font-size="10pt" style:font-name-asian="나눔바른고딕" style:font-size-asian="10pt" style:font-size-complex="10pt"/>
    </style:style>
    <style:style style:name="ce4" style:family="table-cell" style:parent-style-name="Default">
      <style:table-cell-properties fo:background-color="#fde9d9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가는각진제목체" fo:font-size="9pt" fo:language="en" fo:country="US" fo:font-style="normal" fo:text-shadow="none" style:text-underline-style="none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00" style:text-outline="false" style:text-line-through-style="none" style:text-line-through-type="none" style:font-name="나눔바른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color="#000000" style:text-outline="false" style:text-line-through-style="none" style:text-line-through-type="none" style:font-name="나눔바른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weight-asian="normal" style:font-name-complex="굴림체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justify"/>
      <style:text-properties fo:color="#000000" style:text-outline="false" style:text-line-through-style="none" style:text-line-through-type="none" style:font-name="나눔바른고딕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weight-asian="normal" style:font-name-complex="굴림체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de9d9" style:text-align-source="fix" style:repeat-content="false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나눔바른고딕" fo:font-size="9pt" fo:language="en" fo:country="US" fo:font-style="normal" fo:text-shadow="none" style:text-underline-style="none" style:text-underline-mode="continuous" style:text-overline-mode="continuous" style:text-line-through-mode="continuous" style:font-name-asian="나눔바른고딕" style:font-size-asian="10pt" style:language-asian="hi" style:country-asian="IN" style:font-style-asian="normal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 style:vertical-align="middle"/>
      <style:text-properties style:font-name="나눔바른고딕" fo:font-size="10pt" style:font-name-asian="나눔바른고딕" style:font-size-asian="10pt" style:font-size-complex="10p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vertical-align="middle"/>
      <style:text-properties style:font-name="나눔바른고딕" style:font-name-asian="나눔바른고딕"/>
    </style:style>
    <style:style style:name="T1" style:family="text">
      <style:text-properties fo:color="#000000" style:letter-kerning="true" fo:language="en" fo:country="US" style:language-asian="hi" style:country-asian="IN" style:font-name-asian="Lohit Devanagari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size-asian="10pt" style:font-name="나눔바른고딕" fo:font-weight="normal" style:font-relief="none" style:text-emphasize="none" style:font-style-complex="normal" style:font-style-asian="normal" style:font-weight-complex="normal" style:font-weight-asian="normal" style:language-complex="hi" style:country-complex="IN" style:text-underline-style="none" style:text-underline-color="font-color" fo:font-style="normal" style:text-line-through-type="none" style:text-outline="false" fo:text-shadow="none" style:text-line-through-mode="continuous" fo:language="en" fo:country="US" style:language-asian="ko" style:country-asian="KR" style:text-overline-style="none" style:text-overline-color="font-color" fo:color="#000000" style:font-name-asian="맑은 고딕" style:font-name-complex="Arial" style:font-size-complex="10pt" fo:font-size="10pt"/>
    </style:style>
    <style:style style:name="T4" style:family="text">
      <style:text-properties style:font-size-asian="10pt" fo:font-weight="normal" style:font-relief="none" style:text-emphasize="none" style:font-style-complex="normal" style:font-style-asian="normal" style:font-weight-complex="normal" style:font-weight-asian="normal" style:language-complex="hi" style:country-complex="IN" style:text-underline-style="none" style:text-underline-color="font-color" fo:font-style="normal" style:text-line-through-type="none" style:text-outline="false" fo:text-shadow="none" style:text-line-through-mode="continuous" fo:language="en" fo:country="US" style:language-asian="ko" style:country-asian="KR" style:text-overline-style="none" style:text-overline-color="font-color" fo:color="#000000" style:font-name-asian="맑은 고딕" style:font-name-complex="Arial" style:font-size-complex="10pt" fo:font-size="10pt" style:font-name="맑은 고딕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8" table:default-cell-style-name="ce3"/>
        <table:table-column table:style-name="co5" table:number-columns-repeated="2" table:default-cell-style-name="ce11"/>
        <table:table-row table:style-name="ro1">
          <table:table-cell table:style-name="ce1" office:value-type="string" calcext:value-type="string">
            <text:p>번호</text:p>
          </table:table-cell>
          <table:table-cell table:style-name="ce4" office:value-type="string" calcext:value-type="string">
            <text:p><text:span text:style-name="T1">API 이름(기능)</text:span></text:p>
          </table:table-cell>
          <table:table-cell table:style-name="ce8" office:value-type="string" calcext:value-type="string">
            <text:p><text:span text:style-name="T1">간단 설명</text:span></text:p>
          </table:table-cell>
          <table:table-cell table:style-name="ce8" office:value-type="string" calcext:value-type="string">
            <text:p><text:span text:style-name="T1">부가 설명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지역코드조회</text:p>
          </table:table-cell>
          <table:table-cell table:style-name="ce9" office:value-type="string" calcext:value-type="string">
            <text:p>개발자만 알면 되는 API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서비스 분류코드 조회</text:p>
          </table:table-cell>
          <table:table-cell table:style-name="ce9" office:value-type="string" calcext:value-type="string">
            <text:p>개발자만 알면 되는 API</text:p>
          </table:table-cell>
          <table:table-cell table:style-name="ce9"/>
          <table:table-cell table:number-columns-repeated="102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지역기반 관광정보 조회</text:p>
          </table:table-cell>
          <table:table-cell table:style-name="ce9" office:value-type="string" calcext:value-type="string">
            <text:p>특정 지역(ㅇㅇ도 ㅇㅇ시 ㅇㅇ구)의 관광정보 검색</text:p>
          </table:table-cell>
          <table:table-cell table:style-name="ce9" office:value-type="string" calcext:value-type="string">
            <text:p><text:span text:style-name="T2">- 광역시(서울시 등)는 특정 구 검색 / 그 외(경기도 등)는 특정 시 검색</text:span></text:p>
            <text:p><text:span text:style-name="T3">-</text:span><text:span text:style-name="T4"> 관광지, 문화시설/축제/공연/행사, 여행코스, 레포츠, 숙박, 쇼핑, 음식</text:span>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위치기반 관광정보 조회</text:p>
          </table:table-cell>
          <table:table-cell table:style-name="ce9" office:value-type="string" calcext:value-type="string">
            <text:p>특정 좌표를 기준으로 반경 n미터의 관광정보 검색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키워드 검색 조회</text:p>
          </table:table-cell>
          <table:table-cell table:style-name="ce9" office:value-type="string" calcext:value-type="string">
            <text:p>키워드 기반 관광정보 검색</text:p>
          </table:table-cell>
          <table:table-cell table:style-name="ce9" office:value-type="string" calcext:value-type="string">
            <text:p>- 각각의 데이터 안에 적당히 비슷한 한글 글씨 있으면 가져오는 것 같습니다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행사정보 조회</text:p>
          </table:table-cell>
          <table:table-cell table:style-name="ce9" office:value-type="string" calcext:value-type="string">
            <text:p>“행사/공연/축제”에 한정해서 기간 별 검색</text:p>
          </table:table-cell>
          <table:table-cell table:style-name="ce9" office:value-type="string" calcext:value-type="string">
            <text:p>- 특정 기간에 행사 참여 가능한 데이터만 보여줌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숙박정보 조회</text:p>
          </table:table-cell>
          <table:table-cell table:style-name="ce9" office:value-type="string" calcext:value-type="string">
            <text:p>“숙박” 데이터 중 “한옥, 베니키아, 굿스테이”만 검색</text:p>
          </table:table-cell>
          <table:table-cell table:style-name="ce9" office:value-type="string" calcext:value-type="string">
            <text:p>- 베니키아, 굿스테이는 정부랑 특별 계약 맺은(?) 숙박 브랜드인듯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공통정보 조회 (상세정보1)</text:p>
          </table:table-cell>
          <table:table-cell table:style-name="ce10" office:value-type="string" calcext:value-type="string">
            <text:p>개별 관광 데이터(id)에 대한 상세내용 조회</text:p>
          </table:table-cell>
          <table:table-cell table:style-name="ce10" office:value-type="string" calcext:value-type="string">
            <text:p>- 홈페이지 링크, 소개글(150자 정도) 등등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소개정보 조회 (상세정보2)</text:p>
          </table:table-cell>
          <table:table-cell table:style-name="ce10" office:value-type="string" calcext:value-type="string">
            <text:p>사용할 일 없다고 판단됨</text:p>
          </table:table-cell>
          <table:table-cell table:style-name="ce9" office:value-type="string" calcext:value-type="string">
            <text:p>- 위에 항목보다 더 디테일한 정보들을 줌. (ex) 숙박 시설 - 노래방 유무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반복정보 조회 (상세정보3)</text:p>
          </table:table-cell>
          <table:table-cell table:style-name="ce10" office:value-type="string" calcext:value-type="string">
            <text:p>사용할 일 없다고 판단됨</text:p>
          </table:table-cell>
          <table:table-cell table:style-name="ce9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이미지정보 조회 (상세정보4)</text:p>
          </table:table-cell>
          <table:table-cell table:style-name="ce10" office:value-type="string" calcext:value-type="string">
            <text:p>사용할 일 없다고 판단됨</text:p>
          </table:table-cell>
          <table:table-cell table:style-name="ce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3" table:number-rows-repeated="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맑은 고딕" svg:font-family="'맑은 고딕'" style:font-family-generic="modern"/>
    <style:font-face style:name="F" svg:font-family="" style:font-family-generic="roman"/>
    <style:font-face style:name="Arial" svg:font-family="Arial" style:font-family-generic="swiss"/>
    <style:font-face style:name="DejaVu Math TeX Gyre" svg:font-family="'DejaVu Math TeX Gyre'" style:font-pitch="variable"/>
    <style:font-face style:name="Lohit Devanagari" svg:font-family="'Lohit Devanagari'" style:font-pitch="variable"/>
    <style:font-face style:name="나눔바른고딕" svg:font-family="나눔바른고딕" style:font-adornments="Bold" style:font-pitch="variable"/>
    <style:font-face style:name="가는각진제목체" svg:font-family="가는각진제목체" style:font-family-generic="roman" style:font-pitch="variable"/>
    <style:font-face style:name="굴림체" svg:font-family="굴림체" style:font-family-generic="roman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KR1" style:language-asian="ko" style:country-asian="KR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4T18:46:34.121085795</meta:creation-date>
    <dc:date>2019-10-04T19:26:45.362342879</dc:date>
    <meta:editing-duration>PT11M43S</meta:editing-duration>
    <meta:editing-cycles>2</meta:editing-cycles>
    <meta:generator>LibreOffice/6.3.1.2$Linux_X86_64 LibreOffice_project/30$Build-2</meta:generator>
    <meta:document-statistic meta:table-count="1" meta:cell-count="43" meta:object-count="0"/>
  </office:meta>
</office:document-meta>
</file>